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2" table:number-columns-repeated="2" table:default-cell-style-name="ce167"/>
        <table:table-column table:style-name="co2" table:number-columns-repeated="3" table:default-cell-style-name="ce176"/>
        <table:table-column table:style-name="co2" table:number-columns-repeated="4" table:default-cell-style-name="ce171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171"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171"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171"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style-name="ce171"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style-name="ce171"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style-name="ce171"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style-name="ce171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5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6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 table:style-name="Default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171"/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4"/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70"/>
          <table:table-cell table:style-name="Default"/>
          <table:table-cell/>
        </table:table-row>
      </table:table>
      <table:table table:name="PCB Check before ordering" table:style-name="ta1">
        <table:table-column table:style-name="co17" table:default-cell-style-name="Default"/>
        <table:table-column table:style-name="co18" table:default-cell-style-name="ce112"/>
        <table:table-column table:style-name="co2" table:number-columns-repeated="13" table:default-cell-style-name="ce112"/>
        <table:table-column table:style-name="co2" table:default-cell-style-name="Default"/>
        <table:table-column table:style-name="co2" table:default-cell-style-name="ce114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59" office:value-type="string" calcext:value-type="string">
            <text:p>DXF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170"/>
          <table:table-cell table:style-name="Default" table:number-columns-repeated="2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7"/>
          <table:table-cell table:style-name="ce170"/>
          <table:table-cell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170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169"/>
          <table:table-cell table:style-name="Default" table:number-columns-repeated="10"/>
          <table:table-cell table:style-name="ce170"/>
          <table:table-cell table:style-name="Default" table:number-columns-repeated="2"/>
          <table:table-cell/>
          <table:table-cell table:style-name="Default"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170"/>
          <table:table-cell table:style-name="Default"/>
          <table:table-cell table:number-columns-repeated="2"/>
          <table:table-cell table:style-name="Default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05:50:52.344722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15T06:00:56.383861502</dc:date>
    <meta:editing-duration>PT9H26M39S</meta:editing-duration>
    <meta:editing-cycles>58</meta:editing-cycles>
    <meta:print-date>2020-12-20T13:26:04.584060117</meta:print-date>
    <meta:document-statistic meta:table-count="7" meta:cell-count="1668" meta:object-count="0"/>
  </office:meta>
</office:document-meta>
</file>